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left" draw:textarea-vertical-align="top" draw:auto-grow-height="false" fo:min-height="1.432cm" fo:min-width="3.7cm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328cm" fo:min-width="5.215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7cm" fo:min-width="4.85cm" fo:wrap-option="wrap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45cm" fo:min-width="3.4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95cm" fo:min-width="4.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3.35cm" fo:min-width="6.3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onnector draw:style-name="gr1" draw:text-style-name="P1" draw:layer="layout" draw:type="line" svg:x1="10.35cm" svg:y1="2.9cm" svg:x2="8.9cm" svg:y2="5.5cm" draw:start-shape="id1" draw:start-glue-point="2" draw:end-shape="id2" draw:end-glue-point="4" svg:d="M10350 2900l-1450 2600" svg:viewBox="0 0 1451 2601">
          <text:p/>
        </draw:connector>
        <draw:custom-shape draw:style-name="gr2" draw:text-style-name="P1" xml:id="id2" draw:id="id2" draw:layer="layout" svg:width="8.4cm" svg:height="3.363cm" svg:x="4.7cm" svg:y="5.5cm">
          <text:p text:style-name="P2">Liczba pętli &lt; 10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svg:x1="9.25cm" svg:y1="16.3cm" svg:x2="15.457cm" svg:y2="20.956cm" draw:start-shape="id3" draw:start-glue-point="6" draw:end-shape="id4" draw:end-glue-point="2" svg:d="M9250 16300v5201h6207v-545" svg:viewBox="0 0 6208 5202">
          <text:p text:style-name="P2">TAK</text:p>
        </draw:connector>
        <draw:connector draw:style-name="gr3" draw:text-style-name="P4" draw:layer="layout" draw:line-skew="-2.699cm" svg:x1="4.7cm" svg:y1="7.182cm" svg:x2="9.3cm" svg:y2="26.9cm" draw:start-shape="id2" draw:start-glue-point="5" draw:end-shape="id5" svg:d="M4700 7182h-3200v19718h7800" svg:viewBox="0 0 7801 19719">
          <text:p text:style-name="P3">nie</text:p>
        </draw:connector>
        <draw:custom-shape draw:style-name="gr4" draw:text-style-name="P1" xml:id="id4" draw:id="id4" draw:layer="layout" svg:width="5.715cm" svg:height="1.578cm" draw:transform="skewX (0.736878010192006) rotate (0.0153588974175501) translate (14.008cm 19.4cm)">
          <text:p text:style-name="P2">drukuj x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6.865cm" svg:y1="19.356cm" svg:x2="10.35cm" svg:y2="2.9cm" draw:start-shape="id4" draw:start-glue-point="0" draw:end-shape="id1" svg:d="M16865 19356v-8250h-6515v-8206" svg:viewBox="0 0 6516 16457">
          <text:p/>
        </draw:connector>
        <draw:custom-shape draw:style-name="gr5" draw:text-style-name="P1" xml:id="id3" draw:id="id3" draw:layer="layout" svg:width="10.7cm" svg:height="3.9cm" svg:x="3.9cm" svg:y="12.4cm">
          <text:p text:style-name="P2">if x %2 == 0 and x %3 == 0: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8.9cm" svg:y1="8.863cm" svg:x2="9.25cm" svg:y2="12.4cm" draw:start-shape="id2" draw:start-glue-point="6" draw:end-shape="id3" draw:end-glue-point="4" svg:d="M8900 8863l350 3537" svg:viewBox="0 0 351 3538">
          <text:p text:style-name="P2">TAK</text:p>
        </draw:connector>
        <draw:connector draw:style-name="gr3" draw:text-style-name="P6" draw:layer="layout" svg:x1="14.6cm" svg:y1="14.35cm" svg:x2="8.9cm" svg:y2="5.5cm" draw:start-shape="id3" draw:start-glue-point="7" draw:end-shape="id2" draw:end-glue-point="4" svg:d="M14600 14350h502v-9352h-6202v502" svg:viewBox="0 0 6203 9353">
          <text:p text:style-name="P5">NIE</text:p>
        </draw:connector>
        <draw:custom-shape draw:style-name="gr6" draw:text-style-name="P7" xml:id="id1" draw:id="id1" draw:layer="layout" svg:width="3.9cm" svg:height="1.7cm" svg:x="8.4cm" svg:y="1.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7" draw:text-style-name="P7" xml:id="id5" draw:id="id5" draw:layer="layout" svg:width="5.3cm" svg:height="2.2cm" svg:x="9.3cm" svg:y="25.8cm">
          <text:p text:style-name="P2">Koniec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.8cm" svg:height="3.6cm" svg:x="1.3cm" svg:y="1.2cm">
          <text:p text:style-name="P2">Program drukuje liczby dwucyfrowe w zakresie od 10 do 100 które są podzielne przez 3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31.966914366</meta:creation-date>
    <dc:date>2018-10-03T20:02:39.071132077</dc:date>
    <meta:editing-duration>PT29M29S</meta:editing-duration>
    <meta:editing-cycles>9</meta:editing-cycles>
    <meta:generator>LibreOffice/6.0.3.2$Linux_X86_64 LibreOffice_project/00m0$Build-2</meta:generator>
    <meta:document-statistic meta:object-count="12"/>
  </office:meta>
</office:document-meta>
</file>